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baf4" officeooo:paragraph-rsid="001fbaf4"/>
    </style:style>
    <style:style style:name="P2" style:family="paragraph" style:parent-style-name="Standard">
      <style:text-properties officeooo:rsid="002186f1" officeooo:paragraph-rsid="002186f1"/>
    </style:style>
    <style:style style:name="P3" style:family="paragraph" style:parent-style-name="Standard">
      <style:text-properties officeooo:rsid="002186f1" officeooo:paragraph-rsid="0023874b"/>
    </style:style>
    <style:style style:name="P4" style:family="paragraph" style:parent-style-name="Standard">
      <style:text-properties officeooo:rsid="002265a1" officeooo:paragraph-rsid="002265a1"/>
    </style:style>
    <style:style style:name="P5" style:family="paragraph" style:parent-style-name="Standard">
      <style:text-properties officeooo:rsid="0023874b" officeooo:paragraph-rsid="0023874b"/>
    </style:style>
    <style:style style:name="P6" style:family="paragraph" style:parent-style-name="Standard">
      <style:text-properties officeooo:rsid="0024adec" officeooo:paragraph-rsid="0024adec"/>
    </style:style>
    <style:style style:name="P7" style:family="paragraph" style:parent-style-name="Standard">
      <style:text-properties officeooo:rsid="00263b5f" officeooo:paragraph-rsid="00263b5f"/>
    </style:style>
    <style:style style:name="P8" style:family="paragraph" style:parent-style-name="Standard">
      <style:text-properties officeooo:rsid="0027e222" officeooo:paragraph-rsid="0027e222"/>
    </style:style>
    <style:style style:name="P9" style:family="paragraph" style:parent-style-name="Standard">
      <style:text-properties officeooo:rsid="0027e222" officeooo:paragraph-rsid="00299374"/>
    </style:style>
    <style:style style:name="P10" style:family="paragraph" style:parent-style-name="Standard">
      <style:text-properties officeooo:rsid="00299374" officeooo:paragraph-rsid="00299374"/>
    </style:style>
    <style:style style:name="P11" style:family="paragraph" style:parent-style-name="Standard">
      <style:text-properties officeooo:rsid="002a7de8" officeooo:paragraph-rsid="002a7de8"/>
    </style:style>
    <style:style style:name="P12" style:family="paragraph" style:parent-style-name="Standard">
      <style:text-properties officeooo:rsid="002c0c1c" officeooo:paragraph-rsid="002c0c1c"/>
    </style:style>
    <style:style style:name="P13" style:family="paragraph" style:parent-style-name="Standard">
      <style:text-properties officeooo:rsid="002ce355" officeooo:paragraph-rsid="002ce355"/>
    </style:style>
    <style:style style:name="P14" style:family="paragraph" style:parent-style-name="Standard">
      <style:text-properties fo:color="#ff3333" officeooo:rsid="001fbaf4" officeooo:paragraph-rsid="001fbaf4" fo:background-color="#ffff00"/>
    </style:style>
    <style:style style:name="T1" style:family="text">
      <style:text-properties officeooo:rsid="0023874b"/>
    </style:style>
    <style:style style:name="T2" style:family="text">
      <style:text-properties officeooo:rsid="00299374"/>
    </style:style>
    <style:style style:name="T3" style:family="text">
      <style:text-properties officeooo:rsid="002ce3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pragma simd (outer) </text:p>
      <text:p text:style-name="P1">not vectorized</text:p>
      <text:p text:style-name="P1"/>
      <text:p text:style-name="P14">#pragma simd (inner loop)</text:p>
      <text:p text:style-name="P14">Elapsed time <text:s text:c="8"/>= <text:s text:c="5"/>25.00 (s)</text:p>
      <text:p text:style-name="P14">Grind time (us/z/c) <text:s/>= 0.99335579 (per dom) <text:s/>(0.99335579 overall)</text:p>
      <text:p text:style-name="P14">FOM <text:s text:c="17"/>= <text:s/>1006.6887 (z/s)</text:p>
      <text:p text:style-name="P1"/>
      <text:p text:style-name="P1">#pragma ivdep (outer)</text:p>
      <text:p text:style-name="P1">Elapsed time <text:s text:c="8"/>= <text:s text:c="5"/>25.32 (s)</text:p>
      <text:p text:style-name="P1">Grind time (us/z/c) <text:s/>= <text:s text:c="2"/>1.006167 (per dom) <text:s/>( <text:s/>1.006167 overall)</text:p>
      <text:p text:style-name="P1">FOM <text:s text:c="17"/>= <text:s/>993.87077 (z/s)</text:p>
      <text:p text:style-name="P1"/>
      <text:p text:style-name="P1">#pragma ivdep (inner)</text:p>
      <text:p text:style-name="P1">Elapsed time <text:s text:c="8"/>= <text:s text:c="5"/>25.16 (s)</text:p>
      <text:p text:style-name="P1">Grind time (us/z/c) <text:s/>= 0.99999217 (per dom) <text:s/>(0.99999217 overall)</text:p>
      <text:p text:style-name="P1">FOM <text:s text:c="17"/>= <text:s/>1000.0078 (z/s)</text:p>
      <text:p text:style-name="P1"/>
      <text:p text:style-name="P1">#pragma loop_count(27000) (outer)</text:p>
      <text:p text:style-name="P1">Elapsed time <text:s text:c="8"/>= <text:s text:c="5"/>25.23 (s)</text:p>
      <text:p text:style-name="P1">Grind time (us/z/c) <text:s/>= <text:s/>1.0028199 (per dom) <text:s/>( 1.0028199 overall)</text:p>
      <text:p text:style-name="P1">FOM <text:s text:c="17"/>= <text:s/>997.18799 (z/s)</text:p>
      <text:p text:style-name="P1"/>
      <text:p text:style-name="P1">#pragma loop_count(8) (inner)</text:p>
      <text:p text:style-name="P1">Elapsed time <text:s text:c="8"/>= <text:s text:c="5"/>25.38 (s)</text:p>
      <text:p text:style-name="P1">Grind time (us/z/c) <text:s/>= <text:s/>1.0087719 (per dom) <text:s/>( 1.0087719 overall)</text:p>
      <text:p text:style-name="P1">FOM <text:s text:c="17"/>= <text:s/>991.30442 (z/s)</text:p>
      <text:p text:style-name="P1"/>
      <text:p text:style-name="P1">#pragma vector (outer)</text:p>
      <text:p text:style-name="P1">Elapsed time <text:s text:c="8"/>= <text:s text:c="5"/>25.25 (s)</text:p>
      <text:p text:style-name="P1">Grind time (us/z/c) <text:s/>= <text:s/>1.0033652 (per dom) <text:s/>( 1.0033652 overall)</text:p>
      <text:p text:style-name="P1">FOM <text:s text:c="17"/>= <text:s/>996.64608 (z/s)</text:p>
      <text:p text:style-name="P1"/>
      <text:p text:style-name="P1">#pragma vector (inner)</text:p>
      <text:p text:style-name="P1">Elapsed time <text:s text:c="8"/>= <text:s text:c="5"/>25.42 (s)</text:p>
      <text:p text:style-name="P1">Grind time (us/z/c) <text:s/>= <text:s/>1.0103243 (per dom) <text:s/>( 1.0103243 overall)</text:p>
      <text:p text:style-name="P1">FOM <text:s text:c="17"/>= <text:s/>989.78119 (z/s)</text:p>
      <text:p text:style-name="P1"/>
      <text:p text:style-name="P1">#pragma inline (outer)</text:p>
      <text:p text:style-name="P2">Elapsed time <text:s text:c="8"/>= <text:s text:c="5"/>25.32 (s)</text:p>
      <text:p text:style-name="P2">Grind time (us/z/c) <text:s/>= <text:s/>1.0060745 (per dom) <text:s/>( 1.0060745 overall)</text:p>
      <text:p text:style-name="P2">FOM <text:s text:c="17"/>= <text:s text:c="2"/>993.9622 (z/s)</text:p>
      <text:p text:style-name="P2"/>
      <text:p text:style-name="P2">#pragma inline (inner)</text:p>
      <text:p text:style-name="P2">Elapsed time <text:s text:c="8"/>= <text:s text:c="5"/>25.41 (s)</text:p>
      <text:p text:style-name="P2">Grind time (us/z/c) <text:s/>= <text:s/>1.0097469 (per dom) <text:s/>( 1.0097469 overall)</text:p>
      <text:p text:style-name="P2">FOM <text:s text:c="17"/>= <text:s/>990.34715 (z/s)</text:p>
      <text:p text:style-name="P2"/>
      <text:p text:style-name="P3">#pragma noinl<text:span text:style-name="T1">i</text:span>ne (outer)</text:p>
      <text:p text:style-name="P5">Elapsed time <text:s text:c="8"/>= <text:s text:c="5"/>34.46 (s)</text:p>
      <text:p text:style-name="P5">Grind time (us/z/c) <text:s/>= <text:s/>1.3694217 (per dom) <text:s/>( 1.3694217 overall)</text:p>
      <text:p text:style-name="P5">FOM <text:s text:c="17"/>= <text:s/>730.23524 (z/s)</text:p>
      <text:p text:style-name="P2"><text:soft-page-break/>#pragma noinl<text:span text:style-name="T1">i</text:span>ne (inner)</text:p>
      <text:p text:style-name="P4">Elapsed time <text:s text:c="8"/>= <text:s text:c="5"/>31.15 (s)</text:p>
      <text:p text:style-name="P4">Grind time (us/z/c) <text:s/>= <text:s/>1.2380201 (per dom) <text:s/>( 1.2380201 overall)</text:p>
      <text:p text:style-name="P4">FOM <text:s text:c="17"/>= <text:s text:c="2"/>807.7413 (z/s)</text:p>
      <text:p text:style-name="P4"/>
      <text:p text:style-name="P5">#pragma forceinline (outer)</text:p>
      <text:p text:style-name="P5">Elapsed time <text:s text:c="8"/>= <text:s text:c="5"/>34.19 (s)</text:p>
      <text:p text:style-name="P5">Grind time (us/z/c) <text:s/>= <text:s/>1.3587688 (per dom) <text:s/>( 1.3587688 overall)</text:p>
      <text:p text:style-name="P5">FOM <text:s text:c="17"/>= <text:s/>735.96038 (z/s)</text:p>
      <text:p text:style-name="P5"/>
      <text:p text:style-name="P5">#pragma forceinline (inner)</text:p>
      <text:p text:style-name="P5">Elapsed time <text:s text:c="8"/>= <text:s text:c="5"/>34.32 (s)</text:p>
      <text:p text:style-name="P5">Grind time (us/z/c) <text:s/>= <text:s/>1.3640505 (per dom) <text:s/>( 1.3640505 overall)</text:p>
      <text:p text:style-name="P5">FOM <text:s text:c="17"/>= <text:s/>733.11068 (z/s)</text:p>
      <text:p text:style-name="P5"/>
      <text:p text:style-name="P6">#pragma unroll(outer)</text:p>
      <text:p text:style-name="P7">Elapsed time <text:s text:c="8"/>= <text:s text:c="5"/>34.04 (s)</text:p>
      <text:p text:style-name="P7">Grind time (us/z/c) <text:s/>= <text:s/>1.3525509 (per dom) <text:s/>( 1.3525509 overall)</text:p>
      <text:p text:style-name="P7">FOM <text:s text:c="17"/>= <text:s/>739.34373 (z/s)</text:p>
      <text:p text:style-name="P5"/>
      <text:p text:style-name="P5">#pragma unroll (inner)</text:p>
      <text:p text:style-name="P6">Elapsed time <text:s text:c="8"/>= <text:s text:c="5"/>34.16 (s)</text:p>
      <text:p text:style-name="P6">Grind time (us/z/c) <text:s/>= <text:s text:c="2"/>1.357482 (per dom) <text:s/>( <text:s/>1.357482 overall)</text:p>
      <text:p text:style-name="P6">FOM <text:s text:c="17"/>= <text:s/>736.65804 (z/s)</text:p>
      <text:p text:style-name="P6"/>
      <text:p text:style-name="P7">#pragma nounroll (outer) (unroll ignored, unroll_and_jam expected)</text:p>
      <text:p text:style-name="P7">Elapsed time <text:s text:c="8"/>= <text:s text:c="5"/>34.22 (s)</text:p>
      <text:p text:style-name="P7">Grind time (us/z/c) <text:s/>= <text:s/>1.3600428 (per dom) <text:s/>( 1.3600428 overall)</text:p>
      <text:p text:style-name="P7">FOM <text:s text:c="17"/>= <text:s/>735.27098 (z/s)</text:p>
      <text:p text:style-name="P7"/>
      <text:p text:style-name="P7">#pragma nounroll (inner)</text:p>
      <text:p text:style-name="P10">Elapsed time <text:s text:c="8"/>= <text:s text:c="5"/>34.16 (s)</text:p>
      <text:p text:style-name="P10">Grind time (us/z/c) <text:s/>= <text:s/>1.3575467 (per dom) <text:s/>( 1.3575467 overall)</text:p>
      <text:p text:style-name="P10">FOM <text:s text:c="17"/>= <text:s/>736.62293 (z/s)</text:p>
      <text:p text:style-name="P7"/>
      <text:p text:style-name="P9">#pragma unroll_and_jam (<text:span text:style-name="T2">outer</text:span>)</text:p>
      <text:p text:style-name="P11">Elapsed time <text:s text:c="8"/>= <text:s text:c="5"/>30.75 (s)</text:p>
      <text:p text:style-name="P11">Grind time (us/z/c) <text:s/>= <text:s/>1.2219753 (per dom) <text:s/>( 1.2219753 overall)</text:p>
      <text:p text:style-name="P11">FOM <text:s text:c="17"/>= <text:s/>818.34713 (z/s)</text:p>
      <text:p text:style-name="P7"/>
      <text:p text:style-name="P8">#pragma unroll_and_jam (inner)</text:p>
      <text:p text:style-name="P11">Elapsed time <text:s text:c="8"/>= <text:s text:c="5"/>33.70 (s)</text:p>
      <text:p text:style-name="P11">Grind time (us/z/c) <text:s/>= <text:s/>1.3391131 (per dom) <text:s/>( 1.3391131 overall)</text:p>
      <text:p text:style-name="P11">FOM <text:s text:c="17"/>= <text:s/>746.76289 (z/s)</text:p>
      <text:p text:style-name="P11"/>
      <text:p text:style-name="P11">#pragma nofusion (outer)</text:p>
      <text:p text:style-name="P11">Elapsed time <text:s text:c="8"/>= <text:s text:c="5"/>25.43 (s)</text:p>
      <text:p text:style-name="P11">Grind time (us/z/c) <text:s/>= <text:s/>1.0105991 (per dom) <text:s/>( 1.0105991 overall)</text:p>
      <text:p text:style-name="P11">FOM <text:s text:c="17"/>= <text:s/>989.51209 (z/s)</text:p>
      <text:p text:style-name="P11"/>
      <text:p text:style-name="P11"/>
      <text:p text:style-name="P11"/>
      <text:p text:style-name="P11"><text:soft-page-break/>#pragma nofusion (inner)</text:p>
      <text:p text:style-name="P13">Elapsed time <text:s text:c="8"/>= <text:s text:c="5"/>25.73 (s)</text:p>
      <text:p text:style-name="P13">Grind time (us/z/c) <text:s/>= <text:s/>1.0226352 (per dom) <text:s/>( 1.0226352 overall)</text:p>
      <text:p text:style-name="P13">FOM <text:s text:c="17"/>= <text:s/>977.86582 (z/s)</text:p>
      <text:p text:style-name="P6"/>
      <text:p text:style-name="P13">#pragma distribute_point (outer)</text:p>
      <text:p text:style-name="P13">Elapsed time <text:s text:c="8"/>= <text:s text:c="5"/>25.36 (s)</text:p>
      <text:p text:style-name="P13">Grind time (us/z/c) <text:s/>= <text:s/>1.0076566 (per dom) <text:s/>( 1.0076566 overall)</text:p>
      <text:p text:style-name="P13">FOM <text:s text:c="17"/>= <text:s/>992.40157 (z/s)</text:p>
      <text:p text:style-name="P6"/>
      <text:p text:style-name="P12">#pragma distribute_point <text:span text:style-name="T3">(inner)</text:span></text:p>
      <text:p text:style-name="P13">Elapsed time <text:s text:c="8"/>= <text:s text:c="5"/>25.31 (s)</text:p>
      <text:p text:style-name="P13">Grind time (us/z/c) <text:s/>= <text:s/>1.0058905 (per dom) <text:s/>( 1.0058905 overall)</text:p>
      <text:p text:style-name="P13">FOM <text:s text:c="17"/>= <text:s/>994.14398 (z/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iedrich Menhorn</meta:initial-creator>
    <meta:creation-date>2015-11-08T18:35:37.340413139</meta:creation-date>
    <dc:date>2015-11-08T19:09:48.982222184</dc:date>
    <dc:creator>Friedrich Menhorn</dc:creator>
    <meta:editing-duration>PT18M55S</meta:editing-duration>
    <meta:editing-cycles>11</meta:editing-cycles>
    <meta:generator>LibreOffice/4.4.6.3$Linux_X86_64 LibreOffice_project/40m0$Build-3</meta:generator>
    <meta:document-statistic meta:table-count="0" meta:image-count="0" meta:object-count="0" meta:page-count="3" meta:paragraph-count="94" meta:word-count="513" meta:character-count="3902" meta:non-whitespace-character-count="2696"/>
  </office:meta>
</office:document-meta>
</file>